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float" office:value="0.105" calcext:value-type="float">
            <text:p>0.105</text:p>
          </table:table-cell>
          <table:table-cell office:value-type="float" office:value="0.162" calcext:value-type="float">
            <text:p>0.162</text:p>
          </table:table-cell>
          <table:table-cell office:value-type="float" office:value="0.305" calcext:value-type="float">
            <text:p>0.305</text:p>
          </table:table-cell>
          <table:table-cell office:value-type="float" office:value="0.168" calcext:value-type="float">
            <text:p>0.16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21" calcext:value-type="float">
            <text:p>0.121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0.5562" calcext:value-type="float">
            <text:p>0.5562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5679" calcext:value-type="float">
            <text:p>0.5679</text:p>
          </table:table-cell>
          <table:table-cell office:value-type="float" office:value="0.5646" calcext:value-type="float">
            <text:p>0.5646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0.074" calcext:value-type="float">
            <text:p>0.074</text:p>
          </table:table-cell>
          <table:table-cell office:value-type="float" office:value="0.076" calcext:value-type="float">
            <text:p>0.076</text:p>
          </table:table-cell>
          <table:table-cell office:value-type="float" office:value="0.296" calcext:value-type="float">
            <text:p>0.296</text:p>
          </table:table-cell>
          <table:table-cell office:value-type="float" office:value="0.113" calcext:value-type="float">
            <text:p>0.113</text:p>
          </table:table-cell>
          <table:table-cell office:value-type="float" office:value="0.063" calcext:value-type="float">
            <text:p>0.063</text:p>
          </table:table-cell>
          <table:table-cell office:value-type="float" office:value="0.065" calcext:value-type="float">
            <text:p>0.065</text:p>
          </table:table-cell>
          <table:table-cell office:value-type="string" calcext:value-type="string">
            <text:p>\\</text:p>
          </table:table-cell>
        </table:table-row>
        <table:table-row table:style-name="ro1">
          <table:table-cell office:value-type="float" office:value="0.075" calcext:value-type="float">
            <text:p>0.075</text:p>
          </table:table-cell>
          <table:table-cell office:value-type="float" office:value="0.11" calcext:value-type="float">
            <text:p>0.11</text:p>
          </table:table-cell>
          <table:table-cell office:value-type="float" office:value="0.219" calcext:value-type="float">
            <text:p>0.219</text:p>
          </table:table-cell>
          <table:table-cell office:value-type="float" office:value="0.144" calcext:value-type="float">
            <text:p>0.144</text:p>
          </table:table-cell>
          <table:table-cell office:value-type="float" office:value="0.122" calcext:value-type="float">
            <text:p>0.122</text:p>
          </table:table-cell>
          <table:table-cell office:value-type="float" office:value="0.121" calcext:value-type="float">
            <text:p>0.121</text:p>
          </table:table-cell>
          <table:table-cell/>
        </table:table-row>
        <table:table-row table:style-name="ro1">
          <table:table-cell office:value-type="float" office:value="0.068" calcext:value-type="float">
            <text:p>0.068</text:p>
          </table:table-cell>
          <table:table-cell office:value-type="float" office:value="0.129" calcext:value-type="float">
            <text:p>0.129</text:p>
          </table:table-cell>
          <table:table-cell office:value-type="float" office:value="0.279" calcext:value-type="float">
            <text:p>0.279</text:p>
          </table:table-cell>
          <table:table-cell office:value-type="float" office:value="0.156" calcext:value-type="float">
            <text:p>0.15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84" calcext:value-type="float">
            <text:p>0.084</text:p>
          </table:table-cell>
          <table:table-cell/>
        </table:table-row>
        <table:table-row table:style-name="ro1">
          <table:table-cell table:style-name="ce1" table:formula="of:=[.A1]/[.A2]" office:value-type="percentage" office:value="0.188781014023732" calcext:value-type="percentage">
            <text:p>18.88%</text:p>
          </table:table-cell>
          <table:table-cell table:style-name="ce1" table:formula="of:=[.B1]/[.B2]" office:value-type="percentage" office:value="0.276309056796862" calcext:value-type="percentage">
            <text:p>27.63%</text:p>
          </table:table-cell>
          <table:table-cell table:style-name="ce1" table:formula="of:=[.C1]/[.C2]" office:value-type="percentage" office:value="0.459960790227718" calcext:value-type="percentage">
            <text:p>46.00%</text:p>
          </table:table-cell>
          <table:table-cell table:style-name="ce1" table:formula="of:=[.D1]/[.D2]" office:value-type="percentage" office:value="0.28498727735369" calcext:value-type="percentage">
            <text:p>28.50%</text:p>
          </table:table-cell>
          <table:table-cell table:style-name="ce1" table:formula="of:=[.E1]/[.E2]" office:value-type="percentage" office:value="0.223630920936785" calcext:value-type="percentage">
            <text:p>22.36%</text:p>
          </table:table-cell>
          <table:table-cell table:style-name="ce1" table:formula="of:=[.F1]/[.F2]" office:value-type="percentage" office:value="0.214311016648955" calcext:value-type="percentage">
            <text:p>21.43%</text:p>
          </table:table-cell>
          <table:table-cell table:formula="of:=SUM([.A6:.F6])*100/6" office:value-type="float" office:value="27.4663345997957" calcext:value-type="float">
            <text:p>27.4663345998</text:p>
          </table:table-cell>
        </table:table-row>
        <table:table-row table:style-name="ro1">
          <table:table-cell table:style-name="ce1" table:formula="of:=[.A1]/[.A3]" office:value-type="percentage" office:value="1.41891891891892" calcext:value-type="percentage">
            <text:p>141.89%</text:p>
          </table:table-cell>
          <table:table-cell table:style-name="ce1" table:formula="of:=[.B1]/[.B3]" office:value-type="percentage" office:value="2.13157894736842" calcext:value-type="percentage">
            <text:p>213.16%</text:p>
          </table:table-cell>
          <table:table-cell table:style-name="ce1" table:formula="of:=[.C1]/[.C3]" office:value-type="percentage" office:value="1.03040540540541" calcext:value-type="percentage">
            <text:p>103.04%</text:p>
          </table:table-cell>
          <table:table-cell table:style-name="ce1" table:formula="of:=[.D1]/[.D3]" office:value-type="percentage" office:value="1.48672566371681" calcext:value-type="percentage">
            <text:p>148.67%</text:p>
          </table:table-cell>
          <table:table-cell table:style-name="ce1" table:formula="of:=[.E1]/[.E3]" office:value-type="percentage" office:value="2.01587301587302" calcext:value-type="percentage">
            <text:p>201.59%</text:p>
          </table:table-cell>
          <table:table-cell table:style-name="ce1" table:formula="of:=[.F1]/[.F3]" office:value-type="percentage" office:value="1.86153846153846" calcext:value-type="percentage">
            <text:p>186.15%</text:p>
          </table:table-cell>
          <table:table-cell table:formula="of:=SUM([.A7:.F7])*100/6" office:value-type="float" office:value="165.750673547017" calcext:value-type="float">
            <text:p>165.750673547</text:p>
          </table:table-cell>
        </table:table-row>
        <table:table-row table:style-name="ro1">
          <table:table-cell table:style-name="ce1" table:formula="of:=[.A1]/[.A4]" office:value-type="percentage" office:value="1.4" calcext:value-type="percentage">
            <text:p>140.00%</text:p>
          </table:table-cell>
          <table:table-cell table:style-name="ce1" table:formula="of:=[.B1]/[.B4]" office:value-type="percentage" office:value="1.47272727272727" calcext:value-type="percentage">
            <text:p>147.27%</text:p>
          </table:table-cell>
          <table:table-cell table:style-name="ce1" table:formula="of:=[.C1]/[.C4]" office:value-type="percentage" office:value="1.39269406392694" calcext:value-type="percentage">
            <text:p>139.27%</text:p>
          </table:table-cell>
          <table:table-cell table:style-name="ce1" table:formula="of:=[.D1]/[.D4]" office:value-type="percentage" office:value="1.16666666666667" calcext:value-type="percentage">
            <text:p>116.67%</text:p>
          </table:table-cell>
          <table:table-cell table:style-name="ce1" table:formula="of:=[.E1]/[.E4]" office:value-type="percentage" office:value="1.04098360655738" calcext:value-type="percentage">
            <text:p>104.10%</text:p>
          </table:table-cell>
          <table:table-cell table:style-name="ce1" table:formula="of:=[.F1]/[.F4]" office:value-type="percentage" office:value="1" calcext:value-type="percentage">
            <text:p>100.00%</text:p>
          </table:table-cell>
          <table:table-cell table:formula="of:=SUM([.A8:.F8])*100/6" office:value-type="float" office:value="124.551193497971" calcext:value-type="float">
            <text:p>124.551193498</text:p>
          </table:table-cell>
        </table:table-row>
        <table:table-row table:style-name="ro1">
          <table:table-cell table:style-name="ce1" table:formula="of:=[.A1]/[.A5]" office:value-type="percentage" office:value="1.54411764705882" calcext:value-type="percentage">
            <text:p>154.41%</text:p>
          </table:table-cell>
          <table:table-cell table:style-name="ce1" table:formula="of:=[.B$1]/[.B5]" office:value-type="percentage" office:value="1.25581395348837" calcext:value-type="percentage">
            <text:p>125.58%</text:p>
          </table:table-cell>
          <table:table-cell table:style-name="ce1" table:formula="of:=[.C$1]/[.C5]" office:value-type="percentage" office:value="1.09318996415771" calcext:value-type="percentage">
            <text:p>109.32%</text:p>
          </table:table-cell>
          <table:table-cell table:style-name="ce1" table:formula="of:=[.D$1]/[.D5]" office:value-type="percentage" office:value="1.07692307692308" calcext:value-type="percentage">
            <text:p>107.69%</text:p>
          </table:table-cell>
          <table:table-cell table:style-name="ce1" table:formula="of:=[.E$1]/[.E5]" office:value-type="percentage" office:value="1.60759493670886" calcext:value-type="percentage">
            <text:p>160.76%</text:p>
          </table:table-cell>
          <table:table-cell table:style-name="ce1" table:formula="of:=[.F$1]/[.F5]" office:value-type="percentage" office:value="1.44047619047619" calcext:value-type="percentage">
            <text:p>144.05%</text:p>
          </table:table-cell>
          <table:table-cell table:formula="of:=SUM([.A9:.F9])*100/6" office:value-type="float" office:value="133.635262813551" calcext:value-type="float">
            <text:p>133.6352628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 style:data-style-name="N2" text:time-value="13:31:05.5233725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8:27:22.896468959</meta:creation-date>
    <dc:date>2016-12-19T15:59:40.154278624</dc:date>
    <meta:editing-duration>PT5H19M39S</meta:editing-duration>
    <meta:editing-cycles>3</meta:editing-cycles>
    <meta:generator>LibreOffice/5.0.3.2$Linux_X86_64 LibreOffice_project/00m0$Build-2</meta:generator>
    <meta:document-statistic meta:table-count="1" meta:cell-count="61" meta:object-count="0"/>
  </office:meta>
</office:document-meta>
</file>